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.0575in" loext:contextual-spacing="false" fo:line-height="115%" fo:text-align="justify" style:justify-single-word="false"/>
      <style:text-properties officeooo:paragraph-rsid="0039485b"/>
    </style:style>
    <style:style style:name="P2" style:family="paragraph" style:parent-style-name="Text_20_body">
      <style:paragraph-properties fo:margin-left="0in" fo:margin-right="0in" fo:margin-top="0in" fo:margin-bottom="0.0575in" loext:contextual-spacing="false" fo:line-height="115%" fo:text-indent="0in" style:auto-text-indent="false"/>
      <style:text-properties officeooo:paragraph-rsid="000ec294"/>
    </style:style>
    <style:style style:name="P3" style:family="paragraph" style:parent-style-name="Text_20_body">
      <style:paragraph-properties fo:margin-left="0in" fo:margin-right="0in" fo:margin-top="0in" fo:margin-bottom="0.0575in" loext:contextual-spacing="false" fo:line-height="115%" fo:text-indent="0in" style:auto-text-indent="false"/>
      <style:text-properties officeooo:paragraph-rsid="00131317"/>
    </style:style>
    <style:style style:name="P4" style:family="paragraph" style:parent-style-name="Text_20_body">
      <style:paragraph-properties fo:margin-left="0in" fo:margin-right="0in" fo:margin-top="0in" fo:margin-bottom="0.0575in" loext:contextual-spacing="false" fo:line-height="115%" fo:text-indent="0in" style:auto-text-indent="false"/>
      <style:text-properties officeooo:paragraph-rsid="0021feed"/>
    </style:style>
    <style:style style:name="P5" style:family="paragraph" style:parent-style-name="Text_20_body">
      <style:paragraph-properties fo:margin-left="0in" fo:margin-right="0in" fo:margin-top="0in" fo:margin-bottom="0.0575in" loext:contextual-spacing="false" fo:line-height="115%" fo:text-align="justify" style:justify-single-word="false" fo:text-indent="0in" style:auto-text-indent="false"/>
      <style:text-properties officeooo:paragraph-rsid="0037bfc9"/>
    </style:style>
    <style:style style:name="P6" style:family="paragraph" style:parent-style-name="Text_20_body">
      <style:paragraph-properties fo:margin-left="0in" fo:margin-right="0in" fo:margin-top="0in" fo:margin-bottom="0.0575in" loext:contextual-spacing="false" fo:line-height="115%" fo:text-align="justify" style:justify-single-word="false" fo:text-indent="0in" style:auto-text-indent="false"/>
      <style:text-properties officeooo:paragraph-rsid="0039485b"/>
    </style:style>
    <style:style style:name="P7" style:family="paragraph" style:parent-style-name="Text_20_body">
      <style:paragraph-properties fo:margin-left="0in" fo:margin-right="0in" fo:margin-top="0in" fo:margin-bottom="0.0575in" loext:contextual-spacing="false" fo:line-height="115%" fo:text-indent="0in" style:auto-text-indent="false"/>
      <style:text-properties officeooo:rsid="000ec294" officeooo:paragraph-rsid="000ec294"/>
    </style:style>
    <style:style style:name="P8" style:family="paragraph" style:parent-style-name="Text_20_body">
      <style:paragraph-properties fo:margin-left="0in" fo:margin-right="0in" fo:margin-top="0in" fo:margin-bottom="0.0575in" loext:contextual-spacing="false" fo:line-height="115%" fo:text-indent="0in" style:auto-text-indent="false"/>
      <style:text-properties officeooo:rsid="000ec294" officeooo:paragraph-rsid="00121ae7"/>
    </style:style>
    <style:style style:name="P9" style:family="paragraph" style:parent-style-name="Text_20_body">
      <style:paragraph-properties fo:margin-left="0in" fo:margin-right="0in" fo:margin-top="0in" fo:margin-bottom="0.0575in" loext:contextual-spacing="false" fo:line-height="115%" fo:text-indent="0in" style:auto-text-indent="false"/>
      <style:text-properties officeooo:rsid="00121ae7" officeooo:paragraph-rsid="00121ae7"/>
    </style:style>
    <style:style style:name="P10" style:family="paragraph" style:parent-style-name="Text_20_body">
      <style:paragraph-properties fo:margin-left="0in" fo:margin-right="0in" fo:margin-top="0in" fo:margin-bottom="0.0575in" loext:contextual-spacing="false" fo:line-height="115%" fo:text-indent="0in" style:auto-text-indent="false"/>
      <style:text-properties officeooo:rsid="00121ae7" officeooo:paragraph-rsid="001227ba"/>
    </style:style>
    <style:style style:name="P11" style:family="paragraph" style:parent-style-name="Text_20_body">
      <style:paragraph-properties fo:margin-left="0in" fo:margin-right="0in" fo:margin-top="0in" fo:margin-bottom="0.0575in" loext:contextual-spacing="false" fo:line-height="115%" fo:text-indent="0in" style:auto-text-indent="false"/>
      <style:text-properties officeooo:rsid="001227ba" officeooo:paragraph-rsid="001227ba"/>
    </style:style>
    <style:style style:name="P12" style:family="paragraph" style:parent-style-name="Text_20_body">
      <style:paragraph-properties fo:margin-left="0in" fo:margin-right="0in" fo:margin-top="0in" fo:margin-bottom="0.0575in" loext:contextual-spacing="false" fo:line-height="115%" fo:text-indent="0in" style:auto-text-indent="false"/>
      <style:text-properties officeooo:rsid="001281e7" officeooo:paragraph-rsid="001281e7"/>
    </style:style>
    <style:style style:name="P13" style:family="paragraph" style:parent-style-name="Text_20_body">
      <style:paragraph-properties fo:margin-left="0in" fo:margin-right="0in" fo:margin-top="0in" fo:margin-bottom="0.0575in" loext:contextual-spacing="false" fo:line-height="115%" fo:text-indent="0in" style:auto-text-indent="false"/>
      <style:text-properties officeooo:rsid="00131317" officeooo:paragraph-rsid="00131317"/>
    </style:style>
    <style:style style:name="P14" style:family="paragraph" style:parent-style-name="Text_20_body">
      <style:paragraph-properties fo:margin-left="0in" fo:margin-right="0in" fo:margin-top="0in" fo:margin-bottom="0.0575in" loext:contextual-spacing="false" fo:line-height="115%" fo:text-align="justify" style:justify-single-word="false" fo:text-indent="0in" style:auto-text-indent="false"/>
      <style:text-properties officeooo:rsid="0037bfc9" officeooo:paragraph-rsid="0037bfc9"/>
    </style:style>
    <style:style style:name="P15" style:family="paragraph" style:parent-style-name="Text_20_body">
      <style:paragraph-properties fo:margin-left="0in" fo:margin-right="0in" fo:margin-top="0in" fo:margin-bottom="0.0575in" loext:contextual-spacing="false" fo:line-height="115%" fo:text-indent="0in" style:auto-text-indent="false"/>
      <style:text-properties officeooo:rsid="000ec294" officeooo:paragraph-rsid="001227ba"/>
    </style:style>
    <style:style style:name="P16" style:family="paragraph" style:parent-style-name="Text_20_body">
      <style:paragraph-properties fo:margin-left="0in" fo:margin-right="0in" fo:margin-top="0in" fo:margin-bottom="0.0575in" loext:contextual-spacing="false" fo:line-height="115%" fo:text-indent="0in" style:auto-text-indent="false"/>
      <style:text-properties officeooo:rsid="003eeb97" officeooo:paragraph-rsid="003eeb97"/>
    </style:style>
    <style:style style:name="P17" style:family="paragraph" style:parent-style-name="Text_20_body">
      <style:paragraph-properties fo:margin-left="0in" fo:margin-right="0in" fo:margin-top="0in" fo:margin-bottom="0.0575in" loext:contextual-spacing="false" fo:line-height="115%" fo:text-indent="0in" style:auto-text-indent="false"/>
      <style:text-properties officeooo:rsid="003eeb97" officeooo:paragraph-rsid="00408ffa"/>
    </style:style>
    <style:style style:name="P18" style:family="paragraph" style:parent-style-name="Text_20_body">
      <style:paragraph-properties fo:margin-left="0in" fo:margin-right="0in" fo:margin-top="0in" fo:margin-bottom="0.0575in" loext:contextual-spacing="false" fo:line-height="115%" fo:text-indent="0in" style:auto-text-indent="false"/>
      <style:text-properties officeooo:paragraph-rsid="00408ffa"/>
    </style:style>
    <style:style style:name="T1" style:family="text">
      <style:text-properties officeooo:rsid="000ec294"/>
    </style:style>
    <style:style style:name="T2" style:family="text">
      <style:text-properties style:text-position="sub 58%" style:font-name="Liberation Serif" fo:font-weight="normal" officeooo:rsid="000ec294" style:font-weight-asian="normal" style:font-weight-complex="normal"/>
    </style:style>
    <style:style style:name="T3" style:family="text">
      <style:text-properties style:text-position="sub 58%" style:font-name="Liberation Serif" fo:font-weight="normal" officeooo:rsid="000ec294" fo:background-color="transparent" loext:char-shading-value="0" style:font-weight-asian="normal" style:font-weight-complex="normal"/>
    </style:style>
    <style:style style:name="T4" style:family="text">
      <style:text-properties style:text-position="-20% 100%"/>
    </style:style>
    <style:style style:name="T5" style:family="text">
      <style:text-properties style:text-position="-20% 100%" officeooo:rsid="000ec294"/>
    </style:style>
    <style:style style:name="T6" style:family="text">
      <style:text-properties style:text-position="-20% 100%" officeooo:rsid="00103da8"/>
    </style:style>
    <style:style style:name="T7" style:family="text">
      <style:text-properties style:text-position="-20% 100%" officeooo:rsid="00121ae7"/>
    </style:style>
    <style:style style:name="T8" style:family="text">
      <style:text-properties style:text-position="-20% 100%" officeooo:rsid="00408ffa"/>
    </style:style>
    <style:style style:name="T9" style:family="text">
      <style:text-properties style:text-position="-20% 100%" style:font-name="Liberation Serif1" officeooo:rsid="00408ffa"/>
    </style:style>
    <style:style style:name="T10" style:family="text">
      <style:text-properties style:text-position="50% 80%"/>
    </style:style>
    <style:style style:name="T11" style:family="text">
      <style:text-properties style:text-position="50% 80%" officeooo:rsid="000ec294"/>
    </style:style>
    <style:style style:name="T12" style:family="text">
      <style:text-properties style:text-position="50% 80%" style:font-name="Liberation Serif" officeooo:rsid="000ec294"/>
    </style:style>
    <style:style style:name="T13" style:family="text">
      <style:text-properties style:text-position="50% 80%" style:font-name="Liberation Serif" fo:font-weight="normal" officeooo:rsid="000ec294" fo:background-color="transparent" loext:char-shading-value="0" style:font-weight-asian="normal" style:font-weight-complex="normal"/>
    </style:style>
    <style:style style:name="T14" style:family="text">
      <style:text-properties officeooo:rsid="00103da8"/>
    </style:style>
    <style:style style:name="T15" style:family="text">
      <style:text-properties officeooo:rsid="00121ae7"/>
    </style:style>
    <style:style style:name="T16" style:family="text">
      <style:text-properties style:text-position="-50% 100%"/>
    </style:style>
    <style:style style:name="T17" style:family="text">
      <style:text-properties style:text-position="-50% 100%" officeooo:rsid="00121ae7"/>
    </style:style>
    <style:style style:name="T18" style:family="text">
      <style:text-properties style:text-position="-50% 100%" style:font-name="Liberation Serif" fo:font-weight="normal" officeooo:rsid="001227ba" style:font-weight-asian="normal" style:font-weight-complex="normal"/>
    </style:style>
    <style:style style:name="T19" style:family="text">
      <style:text-properties style:text-position="-50% 100%" style:font-name="Liberation Serif" fo:font-weight="normal" officeooo:rsid="001227ba" fo:background-color="transparent" loext:char-shading-value="0" style:font-weight-asian="normal" style:font-weight-complex="normal"/>
    </style:style>
    <style:style style:name="T20" style:family="text">
      <style:text-properties style:text-position="-50% 100%" style:font-name="Liberation Serif" fo:font-weight="normal" officeooo:rsid="00121ae7" fo:background-color="transparent" loext:char-shading-value="0" style:font-weight-asian="normal" style:font-weight-complex="normal"/>
    </style:style>
    <style:style style:name="T21" style:family="text">
      <style:text-properties officeooo:rsid="001227ba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3d599d" style:font-weight-asian="normal" style:font-weight-complex="normal"/>
    </style:style>
    <style:style style:name="T24" style:family="text">
      <style:text-properties officeooo:rsid="001281e7"/>
    </style:style>
    <style:style style:name="T25" style:family="text">
      <style:text-properties style:font-name="Liberation Serif"/>
    </style:style>
    <style:style style:name="T26" style:family="text">
      <style:text-properties style:font-name="Liberation Serif" officeooo:rsid="000ec294"/>
    </style:style>
    <style:style style:name="T27" style:family="text">
      <style:text-properties style:font-name="Liberation Serif" officeooo:rsid="001227ba"/>
    </style:style>
    <style:style style:name="T28" style:family="text">
      <style:text-properties style:font-name="Liberation Serif" officeooo:rsid="001281e7"/>
    </style:style>
    <style:style style:name="T29" style:family="text">
      <style:text-properties style:font-name="Liberation Serif" fo:font-weight="bold" officeooo:rsid="000ec294" fo:background-color="transparent" loext:char-shading-value="0" style:font-weight-asian="bold" style:font-weight-complex="bold"/>
    </style:style>
    <style:style style:name="T30" style:family="text">
      <style:text-properties style:font-name="Liberation Serif" fo:font-weight="normal" officeooo:rsid="000ec294" fo:background-color="transparent" loext:char-shading-value="0" style:font-weight-asian="normal" style:font-weight-complex="normal"/>
    </style:style>
    <style:style style:name="T31" style:family="text">
      <style:text-properties style:font-name="Liberation Serif" fo:font-weight="normal" officeooo:rsid="00121ae7" fo:background-color="transparent" loext:char-shading-value="0" style:font-weight-asian="normal" style:font-weight-complex="normal"/>
    </style:style>
    <style:style style:name="T32" style:family="text">
      <style:text-properties style:font-name="Liberation Serif" fo:font-weight="normal" officeooo:rsid="00361c33" fo:background-color="transparent" loext:char-shading-value="0" style:font-weight-asian="normal" style:font-weight-complex="normal"/>
    </style:style>
    <style:style style:name="T33" style:family="text">
      <style:text-properties style:font-name="Liberation Serif" fo:font-weight="normal" officeooo:rsid="001227ba" fo:background-color="transparent" loext:char-shading-value="0" style:font-weight-asian="normal" style:font-weight-complex="normal"/>
    </style:style>
    <style:style style:name="T34" style:family="text">
      <style:text-properties style:font-name="Liberation Serif" fo:font-weight="normal" officeooo:rsid="0021feed" fo:background-color="transparent" loext:char-shading-value="0" style:font-weight-asian="normal" style:font-weight-complex="normal"/>
    </style:style>
    <style:style style:name="T35" style:family="text">
      <style:text-properties style:font-name="Liberation Serif" fo:font-weight="normal" officeooo:rsid="001c00dd" fo:background-color="transparent" loext:char-shading-value="0" style:font-weight-asian="normal" style:font-weight-complex="normal"/>
    </style:style>
    <style:style style:name="T36" style:family="text">
      <style:text-properties style:font-name="Liberation Serif" fo:font-weight="normal" officeooo:rsid="003554ad" fo:background-color="transparent" loext:char-shading-value="0" style:font-weight-asian="normal" style:font-weight-complex="normal"/>
    </style:style>
    <style:style style:name="T37" style:family="text">
      <style:text-properties style:font-name="Liberation Serif" fo:font-weight="normal" officeooo:rsid="0023efbd" fo:background-color="transparent" loext:char-shading-value="0" style:font-weight-asian="normal" style:font-weight-complex="normal"/>
    </style:style>
    <style:style style:name="T38" style:family="text">
      <style:text-properties style:font-name="Liberation Serif" fo:font-weight="normal" officeooo:rsid="0018accb" fo:background-color="transparent" loext:char-shading-value="0" style:font-weight-asian="normal" style:font-weight-complex="normal"/>
    </style:style>
    <style:style style:name="T39" style:family="text">
      <style:text-properties style:font-name="Liberation Serif" fo:font-weight="normal" officeooo:rsid="001281e7" fo:background-color="transparent" loext:char-shading-value="0" style:font-weight-asian="normal" style:font-weight-complex="normal"/>
    </style:style>
    <style:style style:name="T40" style:family="text">
      <style:text-properties style:font-name="Liberation Serif" fo:font-weight="normal" officeooo:rsid="000ec294" style:font-weight-asian="normal" style:font-weight-complex="normal"/>
    </style:style>
    <style:style style:name="T41" style:family="text">
      <style:text-properties style:font-name="Liberation Serif" fo:font-weight="normal" officeooo:rsid="001281e7" style:font-weight-asian="normal" style:font-weight-complex="normal"/>
    </style:style>
    <style:style style:name="T42" style:family="text">
      <style:text-properties style:font-name="Liberation Serif" fo:font-weight="normal" officeooo:rsid="001227ba" style:font-weight-asian="normal" style:font-weight-complex="normal"/>
    </style:style>
    <style:style style:name="T43" style:family="text">
      <style:text-properties style:font-name="Liberation Serif" fo:font-weight="normal" officeooo:rsid="001227ba" fo:background-color="#00a933" loext:char-shading-value="0" style:font-weight-asian="normal" style:font-weight-complex="normal"/>
    </style:style>
    <style:style style:name="T44" style:family="text">
      <style:text-properties style:font-name="Liberation Serif" fo:font-weight="normal" officeooo:rsid="00131317" fo:background-color="#00a933" loext:char-shading-value="0" style:font-weight-asian="normal" style:font-weight-complex="normal"/>
    </style:style>
    <style:style style:name="T45" style:family="text">
      <style:text-properties style:font-name="Liberation Serif" fo:font-weight="normal" officeooo:rsid="001281e7" fo:background-color="#00a933" loext:char-shading-value="0" style:font-weight-asian="normal" style:font-weight-complex="normal"/>
    </style:style>
    <style:style style:name="T46" style:family="text">
      <style:text-properties style:font-name="Liberation Serif" fo:font-weight="normal" officeooo:rsid="00144ff1" fo:background-color="#00a933" loext:char-shading-value="0" style:font-weight-asian="normal" style:font-weight-complex="normal"/>
    </style:style>
    <style:style style:name="T47" style:family="text">
      <style:text-properties style:font-name="Liberation Serif" fo:font-weight="normal" officeooo:rsid="00121ae7" fo:background-color="#ffffff" loext:char-shading-value="0" style:font-weight-asian="normal" style:font-weight-complex="normal"/>
    </style:style>
    <style:style style:name="T48" style:family="text">
      <style:text-properties officeooo:rsid="00131317"/>
    </style:style>
    <style:style style:name="T49" style:family="text">
      <style:text-properties officeooo:rsid="0021feed"/>
    </style:style>
    <style:style style:name="T50" style:family="text">
      <style:text-properties officeooo:rsid="00255945"/>
    </style:style>
    <style:style style:name="T51" style:family="text">
      <style:text-properties officeooo:rsid="003554ad"/>
    </style:style>
    <style:style style:name="T52" style:family="text">
      <style:text-properties officeooo:rsid="0035b624"/>
    </style:style>
    <style:style style:name="T53" style:family="text">
      <style:text-properties officeooo:rsid="0037bfc9"/>
    </style:style>
    <style:style style:name="T54" style:family="text">
      <style:text-properties officeooo:rsid="0039485b"/>
    </style:style>
    <style:style style:name="T55" style:family="text">
      <style:text-properties officeooo:rsid="003a4970"/>
    </style:style>
    <style:style style:name="T56" style:family="text">
      <style:text-properties fo:background-color="#00a933" loext:char-shading-value="0"/>
    </style:style>
    <style:style style:name="T57" style:family="text">
      <style:text-properties fo:background-color="#00a933" loext:char-shading-value="0"/>
    </style:style>
    <style:style style:name="T58" style:family="text">
      <style:text-properties officeooo:rsid="003eeb9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Ballasted Polar:</text:p>
      <text:p text:style-name="P12">with the well known equation for lift:</text:p>
      <text:p text:style-name="P18"><text:tab/><text:bookmark-start text:name="__DdeLink__15514_1343246996"/><text:span text:style-name="T1">mg = ½</text:span> <text:bookmark-start text:name="__DdeLink__17038_1343246996"/>ρ <text:bookmark-end text:name="__DdeLink__17038_1343246996"/><text:span text:style-name="T1">S V</text:span><text:span text:style-name="T11">2</text:span><text:span text:style-name="T1"> C</text:span><text:span text:style-name="T5">a </text:span><text:bookmark-end text:name="__DdeLink__15514_1343246996"/><text:span text:style-name="T5"><text:s text:c="5"/></text:span><text:span text:style-name="T6">(1)</text:span></text:p>
      <text:p text:style-name="P12"><text:span text:style-name="T6">a</text:span><text:span text:style-name="T4">nd</text:span></text:p>
      <text:p text:style-name="P2"><text:span text:style-name="T14"><text:tab/>o</text:span><text:span text:style-name="T1"> = </text:span><text:bookmark-start text:name="__DdeLink__15520_1343246996"/><text:span text:style-name="T14">m</text:span><text:span text:style-name="T17">b</text:span><text:bookmark-end text:name="__DdeLink__15520_1343246996"/><text:span text:style-name="T1">/</text:span><text:span text:style-name="T14">m</text:span><text:span text:style-name="T1"> <text:s text:c="19"/>(2)</text:span></text:p>
      <text:p text:style-name="P7"><text:span text:style-name="T14">o</text:span> <text:s text:c="3"/>= <text:s/>ballast overload</text:p>
      <text:p text:style-name="P15"><text:bookmark-start text:name="__DdeLink__15522_1343246996"/><text:span text:style-name="T14">m</text:span><text:span text:style-name="T17">b</text:span><text:bookmark-end text:name="__DdeLink__15522_1343246996"/><text:span text:style-name="T17"> </text:span><text:s/>= ballasted <text:span text:style-name="T21">mass</text:span></text:p>
      <text:p text:style-name="P16">V = unballasted airspeed</text:p>
      <text:p text:style-name="P16">S = wing area</text:p>
      <text:p text:style-name="P17">ρ = air density constant</text:p>
      <text:p text:style-name="P16">Ca = lift coefficient</text:p>
      <text:p text:style-name="P7"><text:span text:style-name="T14">m</text:span> <text:s/>= unballasted <text:span text:style-name="T21">mass as</text:span> from reference polar</text:p>
      <text:p text:style-name="P12">we <text:span text:style-name="T58">can </text:span>solve eq. (1) for V</text:p>
      <text:p text:style-name="P8"><text:span text:style-name="T4"><text:tab/>V</text:span><text:span text:style-name="T10"> </text:span><text:span text:style-name="T7"><text:s/>= sqrt( m g / ½ </text:span><text:bookmark-start text:name="__DdeLink__17036_1343246996"/><text:span text:style-name="T9">ρ</text:span><text:bookmark-end text:name="__DdeLink__17036_1343246996"/><text:span text:style-name="T7"> S </text:span><text:span text:style-name="T4">Ca </text:span><text:span text:style-name="T7">)</text:span></text:p>
      <text:p text:style-name="P9"><text:span text:style-name="T24">a</text:span>s we can consider everything except <text:span text:style-name="T48">mass </text:span>m as constant in the above expression we can conclude:</text:p>
      <text:p text:style-name="P10"><text:tab/><text:bookmark-start text:name="__DdeLink__15524_1343246996"/>V<text:span text:style-name="T16">b </text:span><text:s/>/ <text:span text:style-name="T21">V</text:span> <text:span text:style-name="T21">=</text:span> sqrt( <text:span text:style-name="T14">m</text:span><text:span text:style-name="T16">b</text:span> / <text:span text:style-name="T21">m</text:span>)<text:bookmark-end text:name="__DdeLink__15524_1343246996"/> <text:s/><text:span text:style-name="T53">= sqrt(o)</text:span> <text:s/><text:span text:style-name="T49">(2)</text:span></text:p>
      <text:p text:style-name="P11">or</text:p>
      <text:p text:style-name="P4"><text:span text:style-name="T21"><text:tab/></text:span><text:bookmark-start text:name="__DdeLink__15582_1343246996"/><text:bookmark text:name="__DdeLink__15590_1343246996"/><text:span text:style-name="T49">V </text:span><text:span text:style-name="T21">=</text:span><text:span text:style-name="T15"> <text:s/></text:span><text:bookmark-start text:name="__DdeLink__15616_1343246996"/><text:bookmark-start text:name="__DdeLink__15592_1343246996"/><text:span text:style-name="T49">V</text:span><text:span text:style-name="T17">b</text:span> <text:bookmark-end text:name="__DdeLink__15616_1343246996"/><text:bookmark-end text:name="__DdeLink__15592_1343246996"/>/<text:span text:style-name="T17"> </text:span><text:bookmark-start text:name="__DdeLink__15620_1343246996"/><text:span text:style-name="T15">sqrt</text:span><text:bookmark-start text:name="__DdeLink__15532_1343246996"/><text:bookmark-start text:name="__DdeLink__15534_1343246996"/><text:span text:style-name="T15">(</text:span><text:span text:style-name="T21">o</text:span><text:span text:style-name="T15">) </text:span><text:bookmark-end text:name="__DdeLink__15582_1343246996"/><text:bookmark-end text:name="__DdeLink__15620_1343246996"/><text:bookmark-end text:name="__DdeLink__15532_1343246996"/><text:bookmark-end text:name="__DdeLink__15534_1343246996"/><text:span text:style-name="T21"><text:s text:c="27"/></text:span><text:span text:style-name="T49">(3)</text:span></text:p>
      <text:p text:style-name="P11"><text:span text:style-name="T25">with </text:span><text:span text:style-name="T28">the second order approximation for sink:</text:span></text:p>
      <text:p text:style-name="P3"><text:span text:style-name="T26"><text:tab/>S</text:span><text:bookmark-start text:name="__DdeLink__15546_1343246996"/><text:span text:style-name="T26">i</text:span><text:bookmark-start text:name="__DdeLink__15492_13432469961"/><text:span text:style-name="T26">n</text:span><text:bookmark-end text:name="__DdeLink__15546_1343246996"/><text:bookmark-end text:name="__DdeLink__15492_13432469961"/><text:span text:style-name="T26">k</text:span><text:span text:style-name="T2"> </text:span><text:span text:style-name="T26">(V) = </text:span><text:span text:style-name="T27">a0 + a1 V + a2 </text:span><text:span text:style-name="T26">V</text:span><text:bookmark-start text:name="__DdeLink__15537_1343246996"/><text:span text:style-name="T12">2</text:span><text:bookmark-end text:name="__DdeLink__15537_1343246996"/><text:span text:style-name="T12"> <text:s/></text:span><text:bookmark-start text:name="__DdeLink__15492_134324699611"/><text:span text:style-name="T12"><text:s/></text:span><text:bookmark-end text:name="__DdeLink__15492_134324699611"/><text:span text:style-name="T12"><text:s text:c="2"/></text:span>(4)</text:p>
      <text:p text:style-name="P13">and (3) in (4), we get for the ballasted sink:</text:p>
      <text:p text:style-name="P5"><text:span text:style-name="T48"><text:tab/></text:span><text:bookmark-start text:name="__DdeLink__15527_1343246996122"/><text:span text:style-name="T30">Si</text:span><text:bookmark-start text:name="__DdeLink__15492_1343246996222"/><text:span text:style-name="T30">n</text:span><text:bookmark-end text:name="__DdeLink__15492_1343246996222"/><text:span text:style-name="T30">k</text:span><text:span text:style-name="T19">b</text:span><text:span text:style-name="T3"> </text:span><text:span text:style-name="T31">(V</text:span><text:span text:style-name="T20">b</text:span><text:span text:style-name="T32">/sqrt(o)</text:span><text:span text:style-name="T3"> </text:span><text:span text:style-name="T31">) </text:span><text:span text:style-name="T30">= </text:span><text:bookmark-end text:name="__DdeLink__15527_1343246996122"/><text:bookmark text:name="__DdeLink__15614_13432469962"/><text:span text:style-name="T33">a0 + a1 </text:span><text:span text:style-name="T32">(V</text:span><text:span text:style-name="T20">b</text:span><text:span text:style-name="T32">/</text:span><text:span text:style-name="T31">sqrt(o)</text:span><text:span text:style-name="T32">)</text:span><text:span text:style-name="T31"> + a2</text:span><text:span text:style-name="T34"> </text:span><text:span text:style-name="T32">( </text:span><text:bookmark-start text:name="__DdeLink__15648_1343246996"/><text:span text:style-name="T31">V</text:span><text:span text:style-name="T20">b</text:span><text:span text:style-name="T32">/sqrt(o)</text:span><text:bookmark-end text:name="__DdeLink__15648_1343246996"/><text:span text:style-name="T32"> </text:span><text:span text:style-name="T22">) </text:span><text:span text:style-name="T13">2</text:span></text:p>
      <text:p text:style-name="Text_20_body">or</text:p>
      <text:p text:style-name="P5"><text:span text:style-name="T29"><text:tab/></text:span><text:bookmark-start text:name="__DdeLink__15527_1343246996121"/><text:span text:style-name="T30">Si</text:span><text:bookmark-start text:name="__DdeLink__15492_1343246996221"/><text:span text:style-name="T30">n</text:span><text:bookmark-end text:name="__DdeLink__15492_1343246996221"/><text:span text:style-name="T30">k</text:span><text:span text:style-name="T19">b</text:span><text:span text:style-name="T3"> </text:span><text:span text:style-name="T31">(</text:span><text:bookmark-start text:name="__DdeLink__15655_1343246996"/><text:span text:style-name="T34">V</text:span><text:bookmark-start text:name="__DdeLink__15644_1343246996"/><text:bookmark-start text:name="__DdeLink__15864_1343246996"/><text:span text:style-name="T20">b</text:span><text:bookmark-end text:name="__DdeLink__15655_1343246996"/><text:bookmark-end text:name="__DdeLink__15644_1343246996"/><text:bookmark-end text:name="__DdeLink__15864_1343246996"/><text:span text:style-name="T31">) </text:span><text:span text:style-name="T30">= </text:span><text:bookmark-start text:name="__DdeLink__15614_13432469961"/><text:bookmark-end text:name="__DdeLink__15527_1343246996121"/><text:span text:style-name="T35">sqrt(o) </text:span><text:bookmark-end text:name="__DdeLink__15614_13432469961"/><text:span text:style-name="T36">( </text:span><text:span text:style-name="T33">a0 + </text:span><text:span text:style-name="T37">(</text:span><text:span text:style-name="T33">a1 / </text:span><text:span text:style-name="T31">sqrt(o) </text:span><text:span text:style-name="T37">)</text:span><text:span text:style-name="T31"> V</text:span><text:span text:style-name="T20">b</text:span><text:span text:style-name="T31"> + </text:span><text:span text:style-name="T37">(</text:span><text:span text:style-name="T31">a2</text:span><text:span text:style-name="T34"> </text:span><text:span text:style-name="T37">/</text:span><text:span text:style-name="T38">o</text:span><text:span text:style-name="T37">)</text:span><text:span text:style-name="T38"> </text:span><text:span text:style-name="T31">V</text:span><text:span text:style-name="T20">b</text:span><text:span text:style-name="T13">2</text:span><text:span text:style-name="T22"> )</text:span></text:p>
      <text:p text:style-name="P14"><text:span text:style-name="T22">or, </text:span><text:span text:style-name="T23">further simplified:</text:span></text:p>
      <text:p text:style-name="P6"><text:span text:style-name="T40"><text:tab/></text:span><text:bookmark-start text:name="__DdeLink__15527_134324699611"/><text:bookmark-start text:name="__DdeLink__15868_1343246996"/><text:span text:style-name="T40">Si</text:span><text:bookmark-start text:name="__DdeLink__15492_134324699621"/><text:span text:style-name="T40">n</text:span><text:bookmark-end text:name="__DdeLink__15492_134324699621"/><text:span text:style-name="T40">k</text:span><text:span text:style-name="T18">b</text:span><text:span text:style-name="T2"> </text:span><text:span text:style-name="T41">(V</text:span><text:span text:style-name="T20">b</text:span><text:span text:style-name="T41">) </text:span><text:span text:style-name="T40">= </text:span><text:bookmark-end text:name="__DdeLink__15527_134324699611"/><text:span text:style-name="T42">a0</text:span> <text:span text:style-name="T57">sqrt(o)</text:span> <text:span text:style-name="T42">+ a1</text:span><text:span text:style-name="T47"> </text:span><text:span text:style-name="T41">V</text:span><text:span text:style-name="T20">b</text:span><text:span text:style-name="T41"> +</text:span><text:span text:style-name="T39"> </text:span><text:span text:style-name="T37">(</text:span><text:span text:style-name="T39">a2 /</text:span> <text:span text:style-name="T57">sqrt(o)</text:span><text:span text:style-name="T37">)</text:span><text:span text:style-name="T39"> V</text:span><text:span text:style-name="T20">b</text:span><text:span text:style-name="T13">2</text:span><text:bookmark-end text:name="__DdeLink__15868_1343246996"/></text:p>
      <text:p text:style-name="P1"><text:span text:style-name="T55">S</text:span><text:span text:style-name="T51">o </text:span><text:span text:style-name="T52">finally </text:span><text:span text:style-name="T48">we </text:span><text:span text:style-name="T52">get </text:span><text:span text:style-name="T53">the polar translated for the ballasted case</text:span><text:span text:style-name="T52"> and </text:span><text:span text:style-name="T54">thats </text:span><text:span text:style-name="T52">what we </text:span><text:span text:style-name="T48">do </text:span><text:span text:style-name="T50">today </text:span><text:span text:style-name="T52">in </text:span><text:span text:style-name="T48">XCS </text:span><text:span text:style-name="T52">and also</text:span><text:span text:style-name="T48"> XCV</text:span><text:bookmark-start text:name="__DdeLink__15566_1343246996"/><text:bookmark-start text:name="__DdeLink__15560_1343246996"/><text:span text:style-name="T48"> </text:span><text:bookmark-end text:name="__DdeLink__15566_1343246996"/><text:bookmark-end text:name="__DdeLink__15560_1343246996"/><text:span text:style-name="T54">when user increases ballast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5T22:21:55.665151441</meta:creation-date>
    <dc:date>2022-01-28T22:56:16.707590588</dc:date>
    <meta:editing-duration>P1DT11H17M9S</meta:editing-duration>
    <meta:editing-cycles>30</meta:editing-cycles>
    <meta:generator>LibreOffice/6.4.7.2$Linux_X86_64 LibreOffice_project/40$Build-2</meta:generator>
    <meta:document-statistic meta:table-count="0" meta:image-count="0" meta:object-count="0" meta:page-count="1" meta:paragraph-count="27" meta:word-count="210" meta:character-count="998" meta:non-whitespace-character-count="740"/>
  </office:meta>
</office:document-meta>
</file>